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add-apt-repository ppa:deadsnakes/ppa</text:p>
      <text:p text:style-name="Standard">sudo apt-get install python3.4-dev</text:p>
      <text:p text:style-name="Standard"/>
      <text:p text:style-name="Standard">gitclone https://github.com/k5iogura/libroyale-LINUX-arm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0:51:07.585087586</meta:creation-date>
    <dc:date>2019-10-28T20:53:10.818682189</dc:date>
    <meta:editing-duration>PT2M7S</meta:editing-duration>
    <meta:editing-cycles>1</meta:editing-cycles>
    <meta:document-statistic meta:table-count="0" meta:image-count="0" meta:object-count="0" meta:page-count="1" meta:paragraph-count="3" meta:word-count="9" meta:character-count="136" meta:non-whitespace-character-count="130"/>
    <meta:generator>LibreOffice/6.0.7.3$Linux_ARM_EABI LibreOffice_project/00m0$Build-3</meta:generator>
  </office:meta>
</office:document-meta>
</file>